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altic" svg:font-family="'Arial Baltic'" style:font-family-generic="swiss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 fo:padding-left="0.141cm" fo:padding-right="0.141cm" fo:padding-top="0.035cm" fo:padding-bottom="0.035cm" fo:border="0.06pt solid #000000" style:shadow="#808080 0.106cm 0.106cm"/>
      <style:text-properties style:font-name="Liberation Serif" fo:font-size="14pt" style:font-name-asian="Arial" style:font-size-asian="14pt" style:font-name-complex="Arial" style:font-size-complex="14pt"/>
    </style:style>
    <style:style style:name="P2" style:family="paragraph" style:parent-style-name="Standard">
      <style:paragraph-properties fo:line-height="150%" fo:text-align="center" style:justify-single-word="false" fo:padding="0.049cm" fo:border="0.06pt solid #000000" style:shadow="#808080 0.18cm 0.18cm"/>
      <style:text-properties style:font-name="Liberation Serif" fo:font-size="8pt" officeooo:paragraph-rsid="0038a350" style:font-name-asian="Arial" style:font-size-asian="8pt" style:font-name-complex="Arial" style:font-size-complex="8pt"/>
    </style:style>
    <style:style style:name="P3" style:family="paragraph" style:parent-style-name="Standard" style:master-page-name="Standard">
      <style:paragraph-properties fo:line-height="150%" fo:text-align="center" style:justify-single-word="false" style:page-number="auto" fo:padding-left="0.141cm" fo:padding-right="0.141cm" fo:padding-top="0.035cm" fo:padding-bottom="0.035cm" fo:border="0.06pt solid #000000" style:shadow="#808080 0.106cm 0.106cm"/>
      <style:text-properties style:font-name="Liberation Serif" fo:font-size="14pt" fo:font-style="normal" style:font-name-asian="Arial" style:font-size-asian="14pt" style:font-style-asian="normal" style:font-name-complex="Arial" style:font-size-complex="14pt" style:font-style-complex="normal"/>
    </style:style>
    <style:style style:name="P4" style:family="paragraph" style:parent-style-name="Standard">
      <style:paragraph-properties fo:line-height="150%"/>
      <style:text-properties style:font-name="Liberation Serif" fo:font-size="13pt" style:font-name-asian="Arial" style:font-size-asian="13pt" style:font-name-complex="Arial" style:font-size-complex="13pt"/>
    </style:style>
    <style:style style:name="P5" style:family="paragraph" style:parent-style-name="Standard">
      <style:paragraph-properties fo:line-height="150%"/>
      <style:text-properties style:font-name="Liberation Serif" fo:font-size="13pt" officeooo:paragraph-rsid="0035fc4a" style:font-name-asian="Arial" style:font-size-asian="13pt" style:font-name-complex="Arial" style:font-size-complex="13pt"/>
    </style:style>
    <style:style style:name="P6" style:family="paragraph" style:parent-style-name="Standard">
      <style:paragraph-properties fo:line-height="150%"/>
      <style:text-properties style:font-name="Liberation Serif" fo:font-size="13pt" officeooo:paragraph-rsid="0029f797" style:font-name-asian="Arial" style:font-size-asian="13pt" style:font-name-complex="Arial" style:font-size-complex="13pt"/>
    </style:style>
    <style:style style:name="P7" style:family="paragraph" style:parent-style-name="Standard">
      <style:paragraph-properties fo:line-height="150%"/>
      <style:text-properties style:font-name="Liberation Serif" fo:font-size="13pt" style:font-size-asian="13pt" style:font-size-complex="13pt"/>
    </style:style>
    <style:style style:name="P8" style:family="paragraph" style:parent-style-name="Standard">
      <style:paragraph-properties fo:line-height="150%"/>
      <style:text-properties style:font-name="Liberation Serif" fo:font-size="13pt" officeooo:paragraph-rsid="0020530a" style:font-size-asian="13pt" style:font-size-complex="13pt"/>
    </style:style>
    <style:style style:name="P9" style:family="paragraph" style:parent-style-name="Standard">
      <style:paragraph-properties fo:line-height="150%"/>
      <style:text-properties style:font-name="Liberation Serif" fo:font-size="13pt" officeooo:paragraph-rsid="0021fb4d" style:font-size-asian="13pt" style:font-size-complex="13pt"/>
    </style:style>
    <style:style style:name="P10" style:family="paragraph" style:parent-style-name="Standard">
      <style:paragraph-properties fo:line-height="150%"/>
      <style:text-properties style:font-name="Liberation Serif" fo:font-size="13pt" officeooo:paragraph-rsid="00228af0" style:font-size-asian="13pt" style:font-size-complex="13pt"/>
    </style:style>
    <style:style style:name="P11" style:family="paragraph" style:parent-style-name="Standard">
      <style:paragraph-properties fo:line-height="150%"/>
      <style:text-properties style:font-name="Liberation Serif" fo:font-size="13pt" officeooo:paragraph-rsid="003cdfb2" style:font-size-asian="13pt" style:font-size-complex="13pt"/>
    </style:style>
    <style:style style:name="P12" style:family="paragraph" style:parent-style-name="Standard">
      <style:paragraph-properties fo:line-height="150%"/>
      <style:text-properties style:font-name="Liberation Serif" fo:font-size="13pt" officeooo:paragraph-rsid="002a6ded" style:font-size-asian="13pt" style:font-size-complex="13pt"/>
    </style:style>
    <style:style style:name="P13" style:family="paragraph" style:parent-style-name="Standard">
      <style:paragraph-properties fo:line-height="150%"/>
      <style:text-properties style:font-name="Liberation Serif" fo:font-size="13pt" officeooo:paragraph-rsid="002d15fe" style:font-size-asian="13pt" style:font-size-complex="13pt"/>
    </style:style>
    <style:style style:name="P14" style:family="paragraph" style:parent-style-name="Standard">
      <style:paragraph-properties fo:line-height="150%"/>
      <style:text-properties style:font-name="Liberation Serif" fo:font-size="13pt" officeooo:paragraph-rsid="002f154a" style:font-size-asian="13pt" style:font-size-complex="13pt"/>
    </style:style>
    <style:style style:name="P15" style:family="paragraph" style:parent-style-name="Standard">
      <style:paragraph-properties fo:line-height="150%"/>
      <style:text-properties style:font-name="Liberation Serif" fo:font-size="13pt" officeooo:paragraph-rsid="002ea905" style:font-size-asian="13pt" style:font-size-complex="13pt"/>
    </style:style>
    <style:style style:name="P16" style:family="paragraph" style:parent-style-name="Standard">
      <style:paragraph-properties fo:line-height="150%"/>
      <style:text-properties style:font-name="Liberation Serif" fo:font-size="13pt" officeooo:paragraph-rsid="0022e234" style:font-size-asian="13pt" style:font-size-complex="13pt"/>
    </style:style>
    <style:style style:name="P17" style:family="paragraph" style:parent-style-name="Standard">
      <style:paragraph-properties fo:line-height="150%"/>
      <style:text-properties style:font-name="Liberation Serif" fo:font-size="13pt" fo:font-weight="bold" style:font-name-asian="Arial" style:font-size-asian="13pt" style:font-weight-asian="bold" style:font-name-complex="Arial" style:font-size-complex="13pt" style:font-weight-complex="bold"/>
    </style:style>
    <style:style style:name="P18" style:family="paragraph" style:parent-style-name="Standard">
      <style:paragraph-properties fo:line-height="150%"/>
      <style:text-properties style:font-name="Liberation Serif" fo:font-size="13pt" fo:font-weight="bold" officeooo:rsid="002a6ded" officeooo:paragraph-rsid="002a6ded" style:font-name-asian="Arial" style:font-size-asian="13pt" style:font-weight-asian="bold" style:font-name-complex="Arial" style:font-size-complex="13pt" style:font-weight-complex="bold"/>
    </style:style>
    <style:style style:name="P19" style:family="paragraph" style:parent-style-name="Standard">
      <style:paragraph-properties fo:line-height="150%"/>
      <style:text-properties style:font-name="Liberation Serif" fo:font-size="13pt" fo:font-weight="bold" officeooo:rsid="002f154a" officeooo:paragraph-rsid="002f154a" style:font-size-asian="13pt" style:font-weight-asian="bold" style:font-size-complex="13pt" style:font-weight-complex="bold"/>
    </style:style>
    <style:style style:name="P20" style:family="paragraph" style:parent-style-name="Standard">
      <style:paragraph-properties fo:line-height="150%"/>
      <style:text-properties style:font-name="Liberation Serif" fo:font-size="13pt" fo:font-weight="normal" style:font-name-asian="Arial" style:font-size-asian="13pt" style:font-weight-asian="normal" style:font-name-complex="Arial" style:font-size-complex="13pt" style:font-weight-complex="normal"/>
    </style:style>
    <style:style style:name="P21" style:family="paragraph" style:parent-style-name="Standard">
      <style:paragraph-properties fo:line-height="150%"/>
      <style:text-properties style:font-name="Liberation Serif" fo:font-size="13pt" fo:font-style="normal" officeooo:rsid="002d15fe" officeooo:paragraph-rsid="002d15fe" style:font-name-asian="Arial" style:font-size-asian="13pt" style:font-style-asian="normal" style:font-name-complex="Arial" style:font-size-complex="13pt" style:font-style-complex="normal"/>
    </style:style>
    <style:style style:name="P22" style:family="paragraph" style:parent-style-name="Standard">
      <style:paragraph-properties fo:margin-left="1.249cm" fo:margin-right="0cm" fo:line-height="150%" fo:text-indent="1.249cm" style:auto-text-indent="false"/>
      <style:text-properties style:font-name="Liberation Serif" fo:font-size="13pt" style:font-name-asian="Arial" style:font-size-asian="13pt" style:font-name-complex="Arial" style:font-size-complex="13pt"/>
    </style:style>
    <style:style style:name="P23" style:family="paragraph" style:parent-style-name="Standard">
      <style:paragraph-properties fo:margin-left="1.249cm" fo:margin-right="0cm" fo:line-height="150%" fo:text-indent="1.249cm" style:auto-text-indent="false"/>
      <style:text-properties style:font-name="Liberation Serif" fo:font-size="13pt" officeooo:paragraph-rsid="0020530a" style:font-name-asian="Arial" style:font-size-asian="13pt" style:font-name-complex="Arial" style:font-size-complex="13pt"/>
    </style:style>
    <style:style style:name="P24" style:family="paragraph" style:parent-style-name="Standard">
      <style:paragraph-properties fo:margin-left="1.249cm" fo:margin-right="0cm" fo:line-height="150%" fo:text-indent="1.249cm" style:auto-text-indent="false"/>
      <style:text-properties style:font-name="Liberation Serif" fo:font-size="13pt" officeooo:paragraph-rsid="0020e1b4" style:font-name-asian="Arial" style:font-size-asian="13pt" style:font-name-complex="Arial" style:font-size-complex="13pt"/>
    </style:style>
    <style:style style:name="P25" style:family="paragraph" style:parent-style-name="Standard">
      <style:paragraph-properties fo:margin-left="1.249cm" fo:margin-right="0cm" fo:line-height="150%" fo:text-indent="1.249cm" style:auto-text-indent="false"/>
      <style:text-properties style:font-name="Liberation Serif" fo:font-size="13pt" officeooo:paragraph-rsid="0020530a" style:font-size-asian="13pt" style:font-size-complex="13pt"/>
    </style:style>
    <style:style style:name="P26" style:family="paragraph" style:parent-style-name="Standard">
      <style:paragraph-properties fo:margin-left="1.249cm" fo:margin-right="0cm" fo:line-height="150%" fo:text-indent="1.249cm" style:auto-text-indent="false"/>
      <style:text-properties style:font-name="Liberation Serif" fo:font-size="13pt" style:font-name-asian="Arial Baltic" style:font-size-asian="13pt" style:font-name-complex="Arial Baltic" style:font-size-complex="13pt"/>
    </style:style>
    <style:style style:name="P27" style:family="paragraph" style:parent-style-name="Standard">
      <style:paragraph-properties fo:margin-left="6.244cm" fo:margin-right="0cm" fo:line-height="150%" fo:text-indent="1.249cm" style:auto-text-indent="false"/>
      <style:text-properties style:font-name="Liberation Serif" fo:font-size="13pt" style:font-name-asian="Arial" style:font-size-asian="13pt" style:font-name-complex="Arial" style:font-size-complex="13pt"/>
    </style:style>
    <style:style style:name="P28" style:family="paragraph" style:parent-style-name="Standard">
      <style:paragraph-properties fo:margin-left="3.747cm" fo:margin-right="0cm" fo:line-height="150%" fo:text-indent="1.249cm" style:auto-text-indent="false"/>
      <style:text-properties style:font-name="Liberation Serif" fo:font-size="13pt" style:font-size-asian="13pt" style:font-size-complex="13pt"/>
    </style:style>
    <style:style style:name="P29" style:family="paragraph" style:parent-style-name="Standard">
      <style:paragraph-properties fo:margin-left="3.747cm" fo:margin-right="0cm" fo:line-height="150%" fo:text-indent="1.249cm" style:auto-text-indent="false"/>
      <style:text-properties style:font-name="Liberation Serif" fo:font-size="13pt" style:font-name-asian="Arial" style:font-size-asian="13pt" style:font-name-complex="Arial" style:font-size-complex="13pt"/>
    </style:style>
    <style:style style:name="P30" style:family="paragraph" style:parent-style-name="Standard">
      <style:paragraph-properties fo:margin-left="3.747cm" fo:margin-right="0cm" fo:line-height="150%" fo:text-indent="1.249cm" style:auto-text-indent="false"/>
      <style:text-properties style:font-name="Liberation Serif" fo:font-size="13pt" style:font-name-asian="Arial Baltic" style:font-size-asian="13pt" style:font-name-complex="Arial Baltic" style:font-size-complex="13pt"/>
    </style:style>
    <style:style style:name="P31" style:family="paragraph" style:parent-style-name="Standard">
      <style:paragraph-properties fo:margin-left="2.498cm" fo:margin-right="0cm" fo:line-height="150%" fo:text-indent="0cm" style:auto-text-indent="false"/>
      <style:text-properties style:font-name="Liberation Serif" fo:font-size="13pt" style:font-name-asian="Arial" style:font-size-asian="13pt" style:font-name-complex="Arial" style:font-size-complex="13pt"/>
    </style:style>
    <style:style style:name="P32" style:family="paragraph" style:parent-style-name="Standard">
      <style:paragraph-properties fo:margin-left="2.498cm" fo:margin-right="0cm" fo:line-height="150%" fo:text-indent="0cm" style:auto-text-indent="false"/>
      <style:text-properties style:font-name="Liberation Serif" fo:font-size="13pt" officeooo:paragraph-rsid="0021fb4d" style:font-name-asian="Arial Baltic" style:font-size-asian="13pt" style:font-name-complex="Arial Baltic" style:font-size-complex="13pt"/>
    </style:style>
    <style:style style:name="P33" style:family="paragraph" style:parent-style-name="heading_20_1">
      <style:paragraph-properties fo:line-height="150%"/>
      <style:text-properties style:font-name="Liberation Serif" fo:font-size="13pt" style:font-size-asian="13pt" style:font-size-complex="13pt"/>
    </style:style>
    <style:style style:name="P34" style:family="paragraph" style:parent-style-name="heading_20_1">
      <style:paragraph-properties fo:line-height="150%"/>
      <style:text-properties style:font-name="Liberation Serif" fo:font-size="13pt" officeooo:paragraph-rsid="0029f797" style:font-size-asian="13pt" style:font-size-complex="13pt"/>
    </style:style>
    <style:style style:name="P35" style:family="paragraph" style:parent-style-name="heading_20_1">
      <style:paragraph-properties fo:line-height="150%"/>
      <style:text-properties style:font-name="Liberation Serif" fo:font-size="13pt" officeooo:paragraph-rsid="002a6ded" style:font-size-asian="13pt" style:font-size-complex="13pt"/>
    </style:style>
    <style:style style:name="P36" style:family="paragraph" style:parent-style-name="heading_20_1">
      <style:paragraph-properties fo:line-height="150%"/>
      <style:text-properties style:font-name="Liberation Serif" fo:font-size="13pt" officeooo:rsid="001b5069" officeooo:paragraph-rsid="002ea905" style:font-size-asian="13pt" style:font-size-complex="13pt"/>
    </style:style>
    <style:style style:name="P37" style:family="paragraph" style:parent-style-name="heading_20_1">
      <style:paragraph-properties fo:line-height="150%"/>
      <style:text-properties style:font-name="Liberation Serif" fo:font-size="13pt" fo:font-style="normal" officeooo:paragraph-rsid="002d15fe" style:font-name-asian="Arial" style:font-size-asian="13pt" style:font-style-asian="normal" style:font-name-complex="Arial" style:font-size-complex="13pt" style:font-style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name-asian="Arial" style:font-weight-asian="bold" style:font-name-complex="Arial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29f797" style:font-style-asian="italic" style:font-style-complex="italic"/>
    </style:style>
    <style:style style:name="T5" style:family="text">
      <style:text-properties fo:font-style="italic" officeooo:rsid="002d15fe" style:font-style-asian="italic" style:font-style-complex="italic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tyle="italic" fo:font-weight="normal" officeooo:rsid="0029f797" style:font-style-asian="italic" style:font-weight-asian="normal" style:font-style-complex="italic" style:font-weight-complex="normal"/>
    </style:style>
    <style:style style:name="T8" style:family="text">
      <style:text-properties fo:font-style="italic" style:font-name-asian="Arial" style:font-style-asian="italic" style:font-name-complex="Arial" style:font-style-complex="italic"/>
    </style:style>
    <style:style style:name="T9" style:family="text">
      <style:text-properties fo:font-style="italic" officeooo:rsid="002a6ded" style:font-name-asian="Arial" style:font-style-asian="italic" style:font-name-complex="Arial" style:font-style-complex="italic"/>
    </style:style>
    <style:style style:name="T10" style:family="text">
      <style:text-properties fo:font-style="italic" officeooo:rsid="0021fb4d" style:font-name-asian="Arial" style:font-style-asian="italic" style:font-name-complex="Arial" style:font-style-complex="italic"/>
    </style:style>
    <style:style style:name="T11" style:family="text">
      <style:text-properties style:font-name-asian="Arial" style:font-name-complex="Arial"/>
    </style:style>
    <style:style style:name="T12" style:family="text">
      <style:text-properties officeooo:rsid="001af85b" style:font-name-asian="Arial" style:font-name-complex="Arial"/>
    </style:style>
    <style:style style:name="T13" style:family="text">
      <style:text-properties officeooo:rsid="00284cb3" style:font-name-asian="Arial" style:font-name-complex="Arial"/>
    </style:style>
    <style:style style:name="T14" style:family="text">
      <style:text-properties officeooo:rsid="002a6ded" style:font-name-asian="Arial" style:font-name-complex="Arial"/>
    </style:style>
    <style:style style:name="T15" style:family="text">
      <style:text-properties officeooo:rsid="002a6ded" style:font-name-asian="Arial" style:font-name-complex="Arial" loext:padding="0.049cm" loext:border="0.06pt solid #000000" loext:shadow="none"/>
    </style:style>
    <style:style style:name="T16" style:family="text">
      <style:text-properties officeooo:rsid="003cdfb2" style:font-name-asian="Arial" style:font-name-complex="Arial"/>
    </style:style>
    <style:style style:name="T17" style:family="text">
      <style:text-properties style:font-name-asian="Arial" style:font-name-complex="Arial" loext:padding="0.049cm" loext:border="0.06pt solid #000000" loext:shadow="none"/>
    </style:style>
    <style:style style:name="T18" style:family="text">
      <style:text-properties officeooo:rsid="0047a1aa" style:font-name-asian="Arial" style:font-name-complex="Arial"/>
    </style:style>
    <style:style style:name="T19" style:family="text">
      <style:text-properties style:font-name-asian="Arial Baltic" style:font-name-complex="Arial Baltic"/>
    </style:style>
    <style:style style:name="T20" style:family="text">
      <style:text-properties officeooo:rsid="0029f797" style:font-name-asian="Arial Baltic" style:font-name-complex="Arial Baltic"/>
    </style:style>
    <style:style style:name="T21" style:family="text">
      <style:text-properties officeooo:rsid="0029f797" style:font-name-asian="Arial Baltic" style:font-name-complex="Arial Baltic" loext:padding="0.049cm" loext:border="0.06pt solid #000000" loext:shadow="none"/>
    </style:style>
    <style:style style:name="T22" style:family="text">
      <style:text-properties style:font-name-asian="Arial Baltic" style:font-name-complex="Arial Baltic" loext:padding="0.049cm" loext:border="0.06pt solid #000000" loext:shadow="none"/>
    </style:style>
    <style:style style:name="T23" style:family="text">
      <style:text-properties style:font-name-asian="Arial Baltic" style:font-name-complex="Arial Baltic" loext:padding="0.049cm" loext:border="0.06pt dotted #000000" loext:shadow="none"/>
    </style:style>
    <style:style style:name="T24" style:family="text">
      <style:text-properties style:text-underline-style="none"/>
    </style:style>
    <style:style style:name="T25" style:family="text">
      <style:text-properties style:text-underline-style="none" officeooo:rsid="001a6dfd"/>
    </style:style>
    <style:style style:name="T26" style:family="text">
      <style:text-properties style:text-underline-style="none" officeooo:rsid="0030091e"/>
    </style:style>
    <style:style style:name="T27" style:family="text">
      <style:text-properties officeooo:rsid="001c077b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weight="normal" officeooo:rsid="001b5069" style:font-weight-asian="normal" style:font-weight-complex="normal"/>
    </style:style>
    <style:style style:name="T30" style:family="text">
      <style:text-properties fo:font-weight="normal" style:font-name-asian="Arial" style:font-weight-asian="normal" style:font-name-complex="Arial" style:font-weight-complex="normal"/>
    </style:style>
    <style:style style:name="T31" style:family="text">
      <style:text-properties fo:font-weight="normal" officeooo:rsid="002f154a" style:font-name-asian="Arial" style:font-weight-asian="normal" style:font-name-complex="Arial" style:font-weight-complex="normal"/>
    </style:style>
    <style:style style:name="T32" style:family="text">
      <style:text-properties fo:font-weight="normal" officeooo:rsid="0032554a" style:font-name-asian="Arial" style:font-weight-asian="normal" style:font-name-complex="Arial" style:font-weight-complex="normal"/>
    </style:style>
    <style:style style:name="T33" style:family="text">
      <style:text-properties officeooo:rsid="0029f797"/>
    </style:style>
    <style:style style:name="T34" style:family="text">
      <style:text-properties fo:font-style="normal" style:font-style-asian="normal" style:font-style-complex="normal"/>
    </style:style>
    <style:style style:name="T35" style:family="text">
      <style:text-properties fo:font-style="normal" fo:font-weight="bold" style:font-style-asian="normal" style:font-weight-asian="bold" style:font-style-complex="normal" style:font-weight-complex="bold"/>
    </style:style>
    <style:style style:name="T36" style:family="text">
      <style:text-properties fo:font-style="normal" fo:font-weight="normal" officeooo:rsid="002f154a" style:font-name-asian="Arial" style:font-style-asian="normal" style:font-weight-asian="normal" style:font-name-complex="Arial" style:font-style-complex="normal" style:font-weight-complex="normal"/>
    </style:style>
    <style:style style:name="T37" style:family="text">
      <style:text-properties fo:font-style="normal" style:font-name-asian="Arial" style:font-style-asian="normal" style:font-name-complex="Arial" style:font-style-complex="normal"/>
    </style:style>
    <style:style style:name="T38" style:family="text">
      <style:text-properties fo:font-style="normal" officeooo:rsid="002a6ded" style:font-name-asian="Arial" style:font-style-asian="normal" style:font-name-complex="Arial" style:font-style-complex="normal"/>
    </style:style>
    <style:style style:name="T39" style:family="text">
      <style:text-properties fo:font-style="normal" officeooo:rsid="002d15fe" style:font-name-asian="Arial" style:font-style-asian="normal" style:font-name-complex="Arial" style:font-style-complex="normal"/>
    </style:style>
    <style:style style:name="T40" style:family="text">
      <style:text-properties fo:font-style="normal" officeooo:rsid="002d15fe" style:font-name-asian="Arial" style:font-style-asian="normal" style:font-name-complex="Arial" style:font-style-complex="normal" loext:padding="0.049cm" loext:border="0.06pt solid #000000" loext:shadow="none"/>
    </style:style>
    <style:style style:name="T41" style:family="text">
      <style:text-properties officeooo:rsid="002f154a"/>
    </style:style>
    <style:style style:name="T42" style:family="text">
      <style:text-properties officeooo:rsid="002f154a" loext:padding="0.049cm" loext:border="0.06pt solid #000000" loext:shadow="none"/>
    </style:style>
    <style:style style:name="T43" style:family="text">
      <style:text-properties officeooo:rsid="0030091e"/>
    </style:style>
    <style:style style:name="T44" style:family="text">
      <style:text-properties fo:color="#9900ff"/>
    </style:style>
    <style:style style:name="T45" style:family="text">
      <style:text-properties fo:color="#9900ff" fo:font-style="italic" fo:font-weight="bold" officeooo:rsid="02c8594a" style:font-style-asian="italic" style:font-weight-asian="bold" style:font-style-complex="italic" style:font-weight-complex="bold"/>
    </style:style>
    <style:style style:name="T46" style:family="text">
      <style:text-properties fo:color="#9900ff" style:font-name-asian="Arial" style:font-name-complex="Arial"/>
    </style:style>
    <style:style style:name="T47" style:family="text">
      <style:text-properties fo:color="#9900ff" officeooo:rsid="002a6ded" style:font-name-asian="Arial" style:font-name-complex="Arial"/>
    </style:style>
    <style:style style:name="T48" style:family="text">
      <style:text-properties fo:color="#9900ff" fo:font-style="normal" style:font-name-asian="Arial" style:font-style-asian="normal" style:font-name-complex="Arial" style:font-style-complex="normal"/>
    </style:style>
    <style:style style:name="T49" style:family="text">
      <style:text-properties fo:color="#9900ff" fo:font-style="normal" fo:font-weight="normal" officeooo:rsid="002bc54a" style:font-style-asian="normal" style:font-weight-asian="normal" style:font-style-complex="normal" style:font-weight-complex="normal"/>
    </style:style>
    <style:style style:name="T50" style:family="text">
      <style:text-properties style:use-window-font-color="true" fo:font-style="italic" fo:font-weight="bold" officeooo:rsid="02c8594a" style:font-style-asian="italic" style:font-weight-asian="bold" style:font-style-complex="italic" style:font-weight-complex="bold"/>
    </style:style>
    <style:style style:name="T51" style:family="text">
      <style:text-properties style:use-window-font-color="true" fo:font-style="italic" fo:font-weight="bold" officeooo:rsid="0068e53d" style:font-style-asian="italic" style:font-weight-asian="bold" style:font-style-complex="italic" style:font-weight-complex="bold"/>
    </style:style>
    <style:style style:name="T52" style:family="text">
      <style:text-properties style:use-window-font-color="true" fo:font-style="italic" fo:font-weight="bold" officeooo:rsid="006cff63" style:font-style-asian="italic" style:font-weight-asian="bold" style:font-style-complex="italic" style:font-weight-complex="bold"/>
    </style:style>
    <style:style style:name="T53" style:family="text">
      <style:text-properties style:use-window-font-color="true" fo:font-style="italic" fo:font-weight="bold" officeooo:rsid="006cff63" style:font-style-asian="italic" style:font-weight-asian="bold" style:font-style-complex="italic" style:font-weight-complex="bold" loext:padding="0.049cm" loext:border="0.06pt dotted #000000" loext:shadow="none"/>
    </style:style>
    <style:style style:name="T54" style:family="text">
      <style:text-properties style:use-window-font-color="true" fo:font-style="italic" fo:font-weight="bold" officeooo:rsid="000a00f2" style:font-style-asian="italic" style:font-weight-asian="bold" style:font-style-complex="italic" style:font-weight-complex="bold"/>
    </style:style>
    <style:style style:name="T55" style:family="text">
      <style:text-properties style:use-window-font-color="true" fo:font-style="italic" style:text-underline-style="dotted" style:text-underline-width="auto" style:text-underline-color="font-color" fo:font-weight="bold" officeooo:rsid="000a00f2" style:font-style-asian="italic" style:font-weight-asian="bold" style:font-style-complex="italic" style:font-weight-complex="bold"/>
    </style:style>
    <style:style style:name="T56" style:family="text">
      <style:text-properties fo:color="#ff7f00" fo:font-style="italic" fo:font-weight="bold" officeooo:rsid="02c8594a" style:font-style-asian="italic" style:font-weight-asian="bold" style:font-style-complex="italic" style:font-weight-complex="bold"/>
    </style:style>
    <style:style style:name="T57" style:family="text">
      <style:text-properties fo:color="#00ccff"/>
    </style:style>
    <style:style style:name="T58" style:family="text">
      <style:text-properties fo:color="#00ccff" fo:font-style="italic" fo:font-weight="bold" officeooo:rsid="02c8594a" style:font-style-asian="italic" style:font-weight-asian="bold" style:font-style-complex="italic" style:font-weight-complex="bold"/>
    </style:style>
    <style:style style:name="T59" style:family="text">
      <style:text-properties fo:color="#00ccff" style:font-name-asian="Arial" style:font-name-complex="Arial"/>
    </style:style>
    <style:style style:name="T60" style:family="text">
      <style:text-properties fo:color="#00ccff" officeooo:rsid="002a6ded" style:font-name-asian="Arial" style:font-name-complex="Arial"/>
    </style:style>
    <style:style style:name="T61" style:family="text">
      <style:text-properties fo:color="#00ccff" style:font-name-asian="Arial Baltic" style:font-name-complex="Arial Baltic"/>
    </style:style>
    <style:style style:name="T62" style:family="text">
      <style:text-properties fo:color="#00ccff" fo:font-weight="normal" style:font-name-asian="Arial" style:font-weight-asian="normal" style:font-name-complex="Arial" style:font-weight-complex="normal"/>
    </style:style>
    <style:style style:name="T63" style:family="text">
      <style:text-properties fo:color="#00ccff" fo:font-weight="normal" officeooo:rsid="002d15fe" style:font-weight-asian="normal" style:font-weight-complex="normal"/>
    </style:style>
    <style:style style:name="T64" style:family="text">
      <style:text-properties fo:color="#00ccff" fo:font-style="normal" style:font-name-asian="Arial" style:font-style-asian="normal" style:font-name-complex="Arial" style:font-style-complex="normal"/>
    </style:style>
    <style:style style:name="T65" style:family="text">
      <style:text-properties fo:color="#ff3333" fo:font-style="italic" fo:font-weight="bold" officeooo:rsid="02c8594a" style:font-style-asian="italic" style:font-weight-asian="bold" style:font-style-complex="italic" style:font-weight-complex="bold"/>
    </style:style>
    <style:style style:name="T66" style:family="text">
      <style:text-properties fo:color="#009933" fo:font-style="italic" fo:font-weight="bold" officeooo:rsid="02c8594a" style:font-style-asian="italic" style:font-weight-asian="bold" style:font-style-complex="italic" style:font-weight-complex="bold"/>
    </style:style>
    <style:style style:name="T67" style:family="text">
      <style:text-properties fo:color="#0000a8" fo:font-style="italic" fo:font-weight="bold" officeooo:rsid="0068e53d" style:font-style-asian="italic" style:font-weight-asian="bold" style:font-style-complex="italic" style:font-weight-complex="bold"/>
    </style:style>
    <style:style style:name="T68" style:family="text">
      <style:text-properties loext:padding="0.049cm" loext:border="0.06pt solid #000000" loext:shadow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26">Plaute, </text:span><text:span text:style-name="T25">POE</text:span><text:span text:style-name="T24">NVLVS</text:span> <text:span text:style-name="T27">(</text:span>V.2, <text:span text:style-name="T43">v. </text:span>975-1031)</text:p>
      <text:p text:style-name="P1"><text:span text:style-name="T34">Personae : </text:span><text:span text:style-name="T35">Milphio, Agorastocles, Hannoque</text:span></text:p>
      <text:p text:style-name="P2"><text:span text:style-name="T45">nominatif </text:span><text:span text:style-name="T50">; <text:s/></text:span><text:span text:style-name="T56">vocatif </text:span><text:span text:style-name="T50">; <text:s/></text:span><text:span text:style-name="T58">accusatif </text:span><text:span text:style-name="T50">; <text:s/></text:span><text:span text:style-name="T65">génitif</text:span><text:span text:style-name="T50"> ; <text:s/></text:span><text:span text:style-name="T66">datif</text:span><text:span text:style-name="T50"> ;</text:span><text:span text:style-name="T51"> </text:span><text:span text:style-name="T67">ablatif </text:span><text:span text:style-name="T51">; </text:span><text:span text:style-name="T52">verbes ; </text:span><text:span text:style-name="T55">verbes non conjugués</text:span><text:span text:style-name="T54"> ; </text:span><text:span text:style-name="T53">groupe prépositionnel</text:span></text:p>
      <text:p text:style-name="P4"><text:span text:style-name="T1">Milphio</text:span><text:tab/><text:tab/></text:p>
      <text:p text:style-name="P22">Sed <text:span text:style-name="T44">quae</text:span> <text:span text:style-name="T44">illaec</text:span> <text:span text:style-name="T44">auis</text:span> est ?</text:p>
      <text:p text:style-name="P4"><text:span text:style-name="T1">Agorastocles</text:span><text:tab/></text:p>
      <text:p text:style-name="P25"><text:span text:style-name="T46">Faciēs</text:span><text:span text:style-name="T11"> quidem edepol </text:span><text:span text:style-name="T44">Pūnica</text:span><text:span text:style-name="T68">st</text:span><text:span text:style-name="T11">.</text:span></text:p>
      <text:p text:style-name="P4"><text:span text:style-name="T1">Milphio</text:span><text:tab/><text:tab/></text:p>
      <text:p text:style-name="P27"><text:tab/><text:span text:style-name="T44">Gugga</text:span><text:span text:style-name="T68">st</text:span> homo.</text:p>
      <text:p text:style-name="P8"><text:span text:style-name="T11"><text:tab/><text:tab/>Seruōs quidem edepol </text:span><text:span text:style-name="T59">ueterēs</text:span><text:span text:style-name="T11"> antīquōsque habet.</text:span></text:p>
      <text:p text:style-name="P7"><text:span text:style-name="T2">Agorastocles</text:span><text:span text:style-name="T11"><text:tab/></text:span></text:p>
      <text:p text:style-name="P26">Quī scīs  ?</text:p>
      <text:p text:style-name="P4"><text:span text:style-name="T1">Milphio<text:tab/><text:tab/></text:span><text:tab/><text:tab/></text:p>
      <text:p text:style-name="P28"><text:span text:style-name="T22">Vidēn</text:span><text:span text:style-name="T19"> </text:span><text:span text:style-name="T61">hominēs</text:span><text:span text:style-name="T19"> sarcinātōs </text:span><text:span text:style-name="T23">cōnsequī</text:span><text:span text:style-name="T11"> ?</text:span></text:p>
      <text:p text:style-name="P8"><text:span text:style-name="T11"><text:tab/><text:tab/></text:span><text:span text:style-name="T13">A</text:span>tque ut opīnor digitōs in manibus nōn habent<text:span text:style-name="T11">.</text:span></text:p>
      <text:p text:style-name="P17">Agorastocles<text:tab/></text:p>
      <text:p text:style-name="P22">Quid iam ?</text:p>
      <text:p text:style-name="P4"><text:span text:style-name="T1">Milphio<text:tab/><text:tab/></text:span><text:tab/><text:tab/></text:p>
      <text:p text:style-name="P29">Quia incēdunt cum anulātīs auribus.</text:p>
      <text:p text:style-name="P17">Agorastocles<text:tab/></text:p>
      <text:p text:style-name="P31"><text:span text:style-name="T33">A</text:span>dībō <text:span text:style-name="T33">ad </text:span><text:span text:style-name="T57">hōsce</text:span> atque appellābō Pūnicē.</text:p>
      <text:p text:style-name="P4"><text:span text:style-name="T1">Milphio</text:span><text:tab/><text:tab/></text:p>
      <text:p text:style-name="P22">Quid <text:span text:style-name="T68">ais</text:span> tū ? <text:span text:style-name="T33">E</text:span>cquid <text:span text:style-name="T68">commeministī</text:span> Pūnicē ?</text:p>
      <text:p text:style-name="P4"><text:span text:style-name="T1">Agorastocles</text:span><text:tab/></text:p>
      <text:p text:style-name="P23">Nīl edepol !</text:p>
      <text:p text:style-name="P4"><text:span text:style-name="T1">Milphio</text:span><text:tab/><text:tab/></text:p>
      <text:p text:style-name="P24">Quid <text:span text:style-name="T68">ais</text:span> tū…</text:p>
      <text:p text:style-name="P5"><text:span text:style-name="T1">Agorastocles</text:span><text:tab/><text:tab/><text:tab/></text:p>
      <text:p text:style-name="P30">Quid uīs ?</text:p>
      <text:p text:style-name="P4"><text:span text:style-name="T1">Milphio</text:span><text:tab/><text:tab/><text:tab/><text:tab/><text:tab/><text:tab/></text:p>
      <text:p text:style-name="P27"><text:span text:style-name="T68">Vīn</text:span> <text:span text:style-name="T68">appellem</text:span> <text:span text:style-name="T57">hunc</text:span> Pūnicē ?</text:p>
      <text:p text:style-name="P17">Agorastocles<text:tab/></text:p>
      <text:p text:style-name="P32">An scīs ?</text:p>
      <text:p text:style-name="P4"><text:span text:style-name="T1">Milphio</text:span><text:tab/><text:tab/><text:tab/><text:tab/></text:p>
      <text:p text:style-name="P29"><text:soft-page-break/>Nūllus est hodiē Poenus Poenior.</text:p>
      <text:p text:style-name="P9"><text:span text:style-name="T11"><text:tab/><text:tab/></text:span><text:span text:style-name="T10">A</text:span><text:span text:style-name="T8">uo</text:span><text:span text:style-name="T11"> ! </text:span><text:span text:style-name="T19">Quoiatēs estis aut quō ex oppidō ?</text:span></text:p>
      <text:h text:style-name="P33" text:outline-level="1" text:is-list-header="true">Hanno</text:h>
      <text:p text:style-name="P4"><text:span text:style-name="T1"><text:tab/><text:tab/></text:span><text:span text:style-name="T7">A</text:span><text:span text:style-name="T3">nnon muthumballe bekhaedre anekh.</text:span></text:p>
      <text:p text:style-name="P4"><text:span text:style-name="T1">Agorastocles</text:span><text:tab/><text:tab/></text:p>
      <text:p text:style-name="P4"><text:tab/><text:tab/>Quid <text:span text:style-name="T68">ait</text:span> ?</text:p>
      <text:h text:style-name="P33" text:outline-level="1" text:is-list-header="true">Milphio</text:h>
      <text:p text:style-name="P10"><text:span text:style-name="T19"><text:tab/><text:tab/><text:tab/><text:tab/>Hannōnem </text:span><text:span text:style-name="T61">sē</text:span><text:span text:style-name="T19"> esse </text:span><text:span text:style-name="T21">ait</text:span><text:span text:style-name="T20"> </text:span><text:span text:style-name="T19">Carthāgine,</text:span></text:p>
      <text:p text:style-name="P7"><text:span text:style-name="T11"><text:tab/><text:tab/></text:span>Carthāginiēnsis Muthumbālis fīlium.</text:p>
      <text:h text:style-name="P33" text:outline-level="1" text:is-list-header="true">Hanno</text:h>
      <text:p text:style-name="P4"><text:tab/><text:tab/><text:span text:style-name="T4">A</text:span><text:span text:style-name="T3">uo !</text:span></text:p>
      <text:h text:style-name="P33" text:outline-level="1" text:is-list-header="true">Milphio</text:h>
      <text:p text:style-name="P10"><text:span text:style-name="T11"><text:tab/><text:tab/><text:tab/></text:span>Salūtat<text:span text:style-name="T11"> !</text:span></text:p>
      <text:h text:style-name="P34" text:outline-level="1" text:is-list-header="true">Hanno</text:h>
      <text:p text:style-name="P6"><text:tab/><text:tab/><text:span text:style-name="T4"><text:tab/><text:tab/><text:tab/>Donni.</text:span></text:p>
      <text:h text:style-name="P35" text:outline-level="1" text:is-list-header="true">Milphio</text:h>
      <text:p text:style-name="P11"><text:span text:style-name="T11"><text:tab/><text:tab/><text:tab/><text:tab/><text:tab/><text:tab/></text:span><text:span text:style-name="T16">D</text:span><text:span text:style-name="T14">ōnī </text:span><text:span text:style-name="T15">uolt</text:span><text:span text:style-name="T14"> tibi</text:span></text:p>
      <text:p text:style-name="P12"><text:span text:style-name="T14"><text:tab/><text:tab/></text:span><text:span text:style-name="T18">Dare</text:span><text:span text:style-name="T14"> </text:span><text:span text:style-name="T47">hic</text:span><text:span text:style-name="T14"> </text:span><text:span text:style-name="T60">nescioquid</text:span><text:span text:style-name="T14">.</text:span></text:p>
      <text:p text:style-name="P18">Agorastocles</text:p>
      <text:p text:style-name="P12"><text:span text:style-name="T14"><text:tab/><text:tab/></text:span><text:span text:style-name="T17">Salūtā</text:span><text:span text:style-name="T11"> </text:span><text:span text:style-name="T59">hunc</text:span><text:span text:style-name="T11"> rūrsus Pūnicē uerbīs meīs.</text:span></text:p>
      <text:p text:style-name="P18">Milphio</text:p>
      <text:p text:style-name="P12"><text:span text:style-name="T14"><text:tab/><text:tab/></text:span><text:span text:style-name="T9">Auo donnim </text:span><text:span text:style-name="T37">inquit </text:span><text:span text:style-name="T48">hic</text:span><text:span text:style-name="T37"> tibi uerbīs suīs</text:span><text:span text:style-name="T38">.</text:span></text:p>
      <text:h text:style-name="P33" text:outline-level="1" text:is-list-header="true">Hanno</text:h>
      <text:p text:style-name="P4"><text:span text:style-name="T1"><text:tab/><text:tab/></text:span><text:span text:style-name="T3">Meshar bocca.</text:span></text:p>
      <text:h text:style-name="P33" text:outline-level="1" text:is-list-header="true">Milphio</text:h>
      <text:p text:style-name="P4"><text:span text:style-name="T1"><text:tab/><text:tab/></text:span><text:span text:style-name="T6"><text:tab/><text:tab/></text:span><text:span text:style-name="T49">I</text:span><text:span text:style-name="T44">stuc</text:span> tibi <text:span text:style-name="T68">sit</text:span> potius quam mihi.</text:p>
      <text:h text:style-name="P33" text:outline-level="1" text:is-list-header="true">Hanno</text:h>
      <text:p text:style-name="P4"><text:span text:style-name="T1"><text:tab/><text:tab/></text:span>Quid <text:span text:style-name="T68">ait</text:span> ?</text:p>
      <text:h text:style-name="P33" text:outline-level="1" text:is-list-header="true">Milphio</text:h>
      <text:p text:style-name="P7"><text:span text:style-name="T2"><text:tab/><text:tab/><text:tab/><text:tab/></text:span><text:span text:style-name="T11">Miseram esse pra</text:span><text:span text:style-name="T12">e</text:span><text:span text:style-name="T11">dicat buccam sibi.</text:span></text:p>
      <text:p text:style-name="P10"><text:span text:style-name="T19"><text:tab/><text:tab/></text:span>Tū <text:span text:style-name="T44">quī</text:span> zōnam nōn habēs<text:span text:style-name="T19">,</text:span></text:p>
      <text:p text:style-name="P7"><text:span text:style-name="T11"><text:tab/><text:tab/></text:span>Quid in <text:span text:style-name="T57">hanc</text:span> uēnistis urbem aut quid quaeritis ?</text:p>
      <text:h text:style-name="P33" text:outline-level="1" text:is-list-header="true">Hanno</text:h>
      <text:p text:style-name="P4"><text:tab/><text:tab/><text:span text:style-name="T3">Muphursa.</text:span></text:p>
      <text:h text:style-name="P33" text:outline-level="1" text:is-list-header="true"><text:soft-page-break/>Agorastocles</text:h>
      <text:p text:style-name="P4"><text:span text:style-name="T1"><text:tab/><text:tab/></text:span><text:tab/><text:tab/>Quid <text:span text:style-name="T68">ait</text:span> ?</text:p>
      <text:h text:style-name="P33" text:outline-level="1" text:is-list-header="true">Hanno</text:h>
      <text:p text:style-name="P4"><text:tab/><text:tab/><text:tab/><text:tab/><text:tab/><text:tab/><text:span text:style-name="T3">Miuulec hi an na.</text:span></text:p>
      <text:h text:style-name="P33" text:outline-level="1" text:is-list-header="true">Agorastocles</text:h>
      <text:p text:style-name="P4"><text:span text:style-name="T1"><text:tab/><text:tab/><text:tab/><text:tab/><text:tab/><text:tab/><text:tab/><text:tab/><text:tab/></text:span>Quid uenit ?</text:p>
      <text:h text:style-name="P33" text:outline-level="1" text:is-list-header="true">Milphio</text:h>
      <text:p text:style-name="P20"><text:tab/><text:tab/>Nōn audīs ? Mūrēs āfricānōs praedicat.</text:p>
      <text:h text:style-name="P33" text:outline-level="1" text:is-list-header="true">Hanno</text:h>
      <text:p text:style-name="P4"><text:span text:style-name="T1"><text:tab/><text:tab/></text:span><text:span text:style-name="T3">Laekh lakh ananim limini khot.</text:span></text:p>
      <text:h text:style-name="P33" text:outline-level="1" text:is-list-header="true">Agorastocles</text:h>
      <text:p text:style-name="P4"><text:span text:style-name="T1"><text:tab/><text:tab/></text:span><text:span text:style-name="T6"><text:tab/><text:tab/><text:tab/><text:tab/></text:span>Quid nunc ait ?</text:p>
      <text:h text:style-name="P33" text:outline-level="1" text:is-list-header="true">Milphio</text:h>
      <text:p text:style-name="P7"><text:span text:style-name="T30"><text:tab/><text:tab/></text:span><text:span text:style-name="T28">Mercātor, crēdō, est.</text:span></text:p>
      <text:h text:style-name="P33" text:outline-level="1" text:is-list-header="true">Hanno</text:h>
      <text:p text:style-name="P4"><text:tab/><text:tab/><text:tab/><text:tab/><text:tab/><text:span text:style-name="T5">A</text:span><text:span text:style-name="T3">ssam</text:span>.</text:p>
      <text:h text:style-name="P33" text:outline-level="1" text:is-list-header="true">Milphio</text:h>
      <text:p text:style-name="P4"><text:span text:style-name="T1"><text:tab/><text:tab/><text:tab/><text:tab/><text:tab/><text:tab/><text:tab/></text:span><text:span text:style-name="T63">A</text:span><text:span text:style-name="T57">ruinam</text:span> quidem.</text:p>
      <text:h text:style-name="P33" text:outline-level="1" text:is-list-header="true">Hanno</text:h>
      <text:p text:style-name="P4"><text:span text:style-name="T1"><text:tab/><text:tab/></text:span><text:span text:style-name="T3">Palu mer gad etha.</text:span></text:p>
      <text:h text:style-name="P33" text:outline-level="1" text:is-list-header="true">Agorastocles</text:h>
      <text:p text:style-name="P4"><text:span text:style-name="T1"><text:tab/><text:tab/><text:tab/><text:tab/><text:tab/></text:span>Milphio ! Quid nunc ait ?</text:p>
      <text:h text:style-name="P33" text:outline-level="1" text:is-list-header="true">Hanno</text:h>
      <text:p text:style-name="P4"><text:span text:style-name="T1"><text:tab/><text:tab/></text:span><text:span text:style-name="T3">Gunebel balsameni erasan.</text:span></text:p>
      <text:h text:style-name="P37" text:outline-level="1" text:is-list-header="true">Agorastocles</text:h>
      <text:p text:style-name="P13"><text:span text:style-name="T37"><text:tab/><text:tab/><text:tab/><text:tab/><text:tab/><text:tab/><text:tab/></text:span><text:span text:style-name="T40">Narrā</text:span><text:span text:style-name="T39">, quid est ?</text:span></text:p>
      <text:p text:style-name="P21"><text:tab/><text:tab/>Quid ait ?</text:p>
      <text:p text:style-name="P19"><text:span text:style-name="T39">M</text:span><text:span text:style-name="T37">ilphio</text:span></text:p>
      <text:p text:style-name="P14"><text:span text:style-name="T36"><text:tab/><text:tab/><text:tab/><text:tab/></text:span><text:span text:style-name="T37">Nōn hercle nunc quidem </text:span><text:span text:style-name="T64">quicquam</text:span><text:span text:style-name="T37"> sciō.</text:span></text:p>
      <text:h text:style-name="P36" text:outline-level="1" text:is-list-header="true">Hanno</text:h>
      <text:p text:style-name="P15"><text:span text:style-name="T29"><text:tab/><text:tab/></text:span><text:span text:style-name="T41">At ut sciās, nunc dehinc latīne iam </text:span><text:span text:style-name="T42">loquar</text:span><text:span text:style-name="T41">.</text:span></text:p>
      <text:p text:style-name="P16"><text:span text:style-name="T30"><text:tab/><text:tab/></text:span><text:span text:style-name="T31">Seru</text:span><text:span text:style-name="T32">u</text:span><text:span text:style-name="T31">m hercle</text:span><text:span text:style-name="T30"> tē esse oportet et </text:span><text:span text:style-name="T62">nēquam</text:span><text:span text:style-name="T30"> et malum</text:span><text:span text:style-name="T11">,</text:span></text:p>
      <text:p text:style-name="P7"><text:span text:style-name="T11"><text:tab/><text:tab/>Hominem peregrīnum atque aduenam </text:span><text:span text:style-name="T46">quī</text:span><text:span text:style-name="T11"> inrīdeā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altic" svg:font-family="'Arial Baltic'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Times New Roman" style:font-size-asian="12pt" style:language-asian="en" style:country-asian="US" style:font-name-complex="Times New Roman" style:font-size-complex="12pt" style:language-complex="en" style:country-complex="US"/>
    </style:default-style>
    <style:default-style style:family="paragraph">
      <style:paragraph-properties fo:hyphenation-ladder-count="no-limit" style:text-autospace="none" style:punctuation-wrap="hanging" style:line-break="strict" style:tab-stop-distance="1.249cm" style:writing-mode="page"/>
      <style:text-properties style:use-window-font-color="true" style:font-name="Times New Roman" fo:font-size="12pt" fo:language="en" fo:country="US" style:font-name-asian="Times New Roman" style:font-size-asian="12pt" style:language-asian="en" style:country-asian="US" style:font-name-complex="Times New Roman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0pt" fo:language="fr" fo:country="FR" style:font-size-asian="10pt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Tahoma" style:font-family-asian="Tahoma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>
      <style:paragraph-properties fo:keep-with-next="always"/>
      <style:text-properties style:font-name="Arial" fo:font-family="Arial" style:font-family-generic="swiss" style:font-pitch="variable" fo:font-weight="bold" style:font-name-asian="Arial" style:font-family-asian="Arial" style:font-family-generic-asian="swiss" style:font-pitch-asian="variable" style:font-weight-asian="bold" style:font-name-complex="Arial" style:font-family-complex="Arial" style:font-family-generic-complex="swiss" style:font-pitch-complex="variable" style:font-weight-complex="bold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RTF_5f_Num_20_2" style:display-name="RTF_Num 2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99cm" fo:margin-bottom="1.199cm" fo:margin-left="3cm" fo:margin-right="3cm" fo:border="none" fo:padding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06-09-19T10:19:35</meta:creation-date>
    <dc:date>2021-02-11T08:04:05.048522725</dc:date>
    <meta:printed-by>collège Camille Flammarion</meta:printed-by>
    <meta:print-date>2006-09-19T10:24:25</meta:print-date>
    <dc:language>en-US</dc:language>
    <meta:editing-cycles>40</meta:editing-cycles>
    <meta:editing-duration>PT1H21M44S</meta:editing-duration>
    <meta:document-statistic meta:table-count="0" meta:image-count="0" meta:object-count="0" meta:page-count="3" meta:paragraph-count="101" meta:word-count="310" meta:character-count="2033" meta:non-whitespace-character-count="1654"/>
    <meta:user-defined meta:name="Info 1"/>
    <meta:user-defined meta:name="Info 2"/>
    <meta:user-defined meta:name="Info 3"/>
    <meta:user-defined meta:name="Info 4"/>
  </office:meta>
</office:document-meta>
</file>